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ypesOfDistribution" style:family="table">
      <style:table-properties style:width="6.9in" fo:margin-top="0.05in" fo:margin-bottom="0.05in" table:align="margins" fo:background-color="transparent">
        <style:background-image/>
      </style:table-properties>
    </style:style>
    <style:style style:name="TypesOfDistribution.A" style:family="table-column">
      <style:table-column-properties style:column-width="2.2451in" style:rel-column-width="21323*"/>
    </style:style>
    <style:style style:name="TypesOfDistribution.B" style:family="table-column">
      <style:table-column-properties style:column-width="2.3257in" style:rel-column-width="22089*"/>
    </style:style>
    <style:style style:name="TypesOfDistribution.C" style:family="table-column">
      <style:table-column-properties style:column-width="2.3292in" style:rel-column-width="22123*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Numbering_20_1"/>
    <style:style style:name="P5" style:family="paragraph" style:parent-style-name="LN_5f_ListNumber" style:list-style-name="Numbering_20_1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NIF_5f_ListNumberIndentFirst" style:list-style-name="Numbering_20_2"/>
    <style:style style:name="P8" style:family="paragraph" style:parent-style-name="LNI_5f_ListNumberIndent" style:list-style-name="Numbering_20_2"/>
    <style:style style:name="P9" style:family="paragraph" style:parent-style-name="_5f_TableNote" style:list-style-name="Note"/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Installing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Downloading Celtix|outline" text:style-name="Default" text:visited-style-name="Default">Downloading Celtix<text:tab/>1</text:a></text:p>
          <text:p text:style-name="P2"><text:a xlink:type="simple" xlink:href="#0.Installation Prerequisites|outline" text:style-name="Default" text:visited-style-name="Default">Installation Prerequisites<text:tab/>1</text:a></text:p>
          <text:p text:style-name="P3"><text:a xlink:type="simple" xlink:href="#0.0.Java 5 developer’s kit|outline" text:style-name="Default" text:visited-style-name="Default">Java 5 developer’s kit<text:tab/>1</text:a></text:p>
          <text:p text:style-name="P3"><text:a xlink:type="simple" xlink:href="#0.0.Apache ant 1.6|outline" text:style-name="Default" text:visited-style-name="Default">Apache ant 1.6<text:tab/>1</text:a></text:p>
          <text:p text:style-name="P2"><text:a xlink:type="simple" xlink:href="#0.Installation Instructions|outline" text:style-name="Default" text:visited-style-name="Default">Installation Instructions<text:tab/>2</text:a></text:p>
          <text:p text:style-name="P2"><text:a xlink:type="simple" xlink:href="#0.Testing the Installation|outline" text:style-name="Default" text:visited-style-name="Default">Testing the Installation<text:tab/>2</text:a></text:p>
          <text:p text:style-name="P2"><text:a xlink:type="simple" xlink:href="#0.Running the Unit and System Tests|outline" text:style-name="Default" text:visited-style-name="Default">Running the Unit and System Tests<text:tab/>2</text:a></text:p>
        </text:index-body>
      </text:table-of-content>
      <text:h text:style-name="S_5f_Section" text:outline-level="1">Downloading Celtix</text:h>
      <text:p text:style-name="N_5f_Normal">You can download a Celtix distribution package from the Celtix project page on ObjectWeb: <text:span text:style-name="Code_20_in_20_Text">http://forge.objectweb.org/projects/celtix</text:span></text:p>
      <text:p text:style-name="N_5f_Normal">Celtix is provided in four package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/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PGL</text:p>
            </table:table-cell>
          </table:table-row>
        </table:table-header-rows>
        <table:table-row>
          <table:table-cell table:style-name="TypesOfDistribution.A2" office:value-type="string">
            <text:p text:style-name="Table_20_Heading">Source</text:p>
          </table:table-cell>
          <table:table-cell table:style-name="TypesOfDistribution.B2" office:value-type="string">
            <text:p text:style-name="Table_20_Contents"><text:span text:style-name="Code_20_in_20_Text">celtix-milestone3-src-epl.tgz</text:span></text:p>
          </table:table-cell>
          <table:table-cell table:style-name="TypesOfDistribution.C2" office:value-type="string">
            <text:p text:style-name="Table_20_Contents"><text:span text:style-name="Code_20_in_20_Text">celtix-milestone3-src-lgpl.tgz</text:span></text:p>
          </table:table-cell>
        </table:table-row>
        <table:table-row>
          <table:table-cell table:style-name="TypesOfDistribution.A2" office:value-type="string">
            <text:p text:style-name="Table_20_Heading">Binary</text:p>
          </table:table-cell>
          <table:table-cell table:style-name="TypesOfDistribution.B2" office:value-type="string">
            <text:p text:style-name="Table_20_Contents"><text:span text:style-name="Code_20_in_20_Text">celtix-milestone3-bin-epl.tgz</text:span></text:p>
          </table:table-cell>
          <table:table-cell table:style-name="TypesOfDistribution.C2" office:value-type="string">
            <text:p text:style-name="Table_20_Contents"><text:span text:style-name="Code_20_in_20_Text">celtix-milestone3-bin-lgpl.tgz</text:span></text:p>
          </table:table-cell>
        </table:table-row>
      </table:table>
      <text:p text:style-name="N_5f_Normal">Download the version that best suits your needs.</text:p>
      <text:h text:style-name="S_5f_Section" text:outline-level="1">Installation Prerequisites</text:h>
      <text:p text:style-name="N_5f_Normal">Before installing Celtix Milestone 3, you must ensure that the following products, with the specified versions, are installed on your system:</text:p>
      <text:list text:style-name="Numbering_20_1">
        <text:list-item>
          <text:p text:style-name="P4">Java 5 developer’s kit.</text:p>
        </text:list-item>
        <text:list-item>
          <text:p text:style-name="P5">Apache ant 1.6.</text:p>
        </text:list-item>
      </text:list>
      <text:h text:style-name="SS_5f_Subsection" text:outline-level="2">Java 5 developer’s kit</text:h>
      <text:p text:style-name="N_5f_Normal">You need to install the J2SE Development Kit (JDK) 5.0, which can be downloaded from the following location:</text:p>
      <text:p text:style-name="C_5f_Code">http://java.sun.com/j2se/1.5.0/download.jsp</text:p>
      <text:p text:style-name="N_5f_Normal">After installing the JDK, you should set or modify the following environment variables:</text:p>
      <text:p text:style-name="N_5f_Normal"><text:span text:style-name="Code_20_in_20_Text">JAVA_HOME</text:span> — set this to point at the root directory of the JDK 5.0 installation.</text:p>
      <text:p text:style-name="N_5f_Normal"><text:span text:style-name="Code_20_in_20_Text">PATH</text:span> — ensure that your <text:span text:style-name="Code_20_in_20_Text">PATH</text:span> includes the <text:span text:style-name="Code_20_in_20_Text">%JAVA_HOME%\bin</text:span> directory (Windows) or <text:span text:style-name="Code_20_in_20_Text">$JAVA_HOME/bin</text:span> directory (UNIX).</text:p>
      <text:h text:style-name="SS_5f_Subsection" text:outline-level="2">Apache ant 1.6</text:h>
      <text:p text:style-name="N_5f_Normal">If you are planning to install the binary distribution of Celtix, you must install the Apache ant 1.6 build utility, which can be downloaded from the following location:</text:p>
      <text:p text:style-name="C_5f_Code">http://ant.apache.org/bindownload.cgi</text:p>
      <text:p text:style-name="N_5f_Normal">After installing Apache ant, add the <text:span text:style-name="Code_20_Emphasis">&lt;AntInstallDir&gt;</text:span><text:span text:style-name="Code_20_in_20_Text">/bin directory </text:span>to your <text:span text:style-name="Code_20_in_20_Text">PATH</text:span>.</text:p>
      <text:p text:style-name="N_5f_Normal">If you are planning to install the source distribution of Celtix, you can optionally use the ant installation provided with that distribution. For more details, see <text:a xlink:type="simple" xlink:href="#0.Installation Instructions|outline">Installation Instructions</text:a>.</text:p>
      <text:h text:style-name="S_5f_Section" text:outline-level="1">Installation Instructions</text:h>
      <text:p text:style-name="N_5f_Normal">You can install Celtix on any operating system that supports the Java 5 platform. To install Celtix, perform the following steps:</text:p>
      <text:list text:style-name="Numbering_20_1" text:continue-numbering="true">
        <text:list-item text:start-value="1">
          <text:p text:style-name="P6">Unpack the zip file into a directory of your choice, <text:span text:style-name="Code_20_Emphasis">&lt;</text:span><text:span text:style-name="Code_20_Emphasis"><text:span text:style-name="Code_20_Emphasis">Celtix</text:span></text:span><text:span text:style-name="Code_20_Emphasis">InstallDir&gt;</text:span>.</text:p>
        </text:list-item>
      </text:list>
      <text:p text:style-name="LC_5f_ListContinue">After the zip file is unpacked, the directory, <text:span text:style-name="Code_20_Emphasis">&lt;</text:span><text:span text:style-name="Code_20_Emphasis"><text:span text:style-name="Code_20_Emphasis">Celtix</text:span></text:span><text:span text:style-name="Code_20_Emphasis">InstallDir&gt;</text:span>, will contain a directory named <text:span text:style-name="Code_20_in_20_Text">celtix-</text:span><text:span text:style-name="Code_20_Emphasis">&lt;version_number&gt;</text:span>; for example <text:span text:style-name="Code_20_in_20_Text">celtix-ms3</text:span> indicates a Celtix Milestone 3 binary distribution. If the directory name ends with <text:span text:style-name="Code_20_in_20_Text">-src</text:span> then this indicates that it is a source distribution.</text:p>
      <text:list text:style-name="Numbering_20_1" text:continue-numbering="true">
        <text:list-item>
          <text:p text:style-name="P5">(Optional) Set the environment variable <text:span text:style-name="Code_20_in_20_Text">CELTIX_HOME</text:span> to point to the directory that contains Celtix, for example <text:span text:style-name="Code_20_Emphasis">CELTIX_INSTALL_DIR</text:span><text:span text:style-name="Code_20_in_20_Text">/celtix-ms3 </text:span>or <text:s/><text:span text:style-name="Code_20_Emphasis">CELTIX_INSTALL_DIR</text:span><text:span text:style-name="Code_20_in_20_Text">/celtix-ms3-src</text:span>. While this is variable is not necessary, you may find it useful in your development environment.</text:p>
        </text:list-item>
        <text:list-item>
          <text:p text:style-name="P5">If you are installing the source distribution and you want to use the version of ant included in this distribution, add the directory <text:span text:style-name="Code_20_in_20_Text">CELTIX_HOME/tools/ant/1.6.5/bin</text:span> to your <text:span text:style-name="Code_20_in_20_Text">PATH</text:span>.</text:p>
        </text:list-item>
        <text:list-item>
          <text:p text:style-name="P5">If you are installing the source distribution, you must build the <text:span text:style-name="Code_20_in_20_Text">celtix.jar</text:span> JAR file. To build the JAR file, do the following: , and </text:p>
        </text:list-item>
      </text:list>
      <text:list text:style-name="Numbering_20_2">
        <text:list-item>
          <text:p text:style-name="P7">Open a command prompt window.</text:p>
        </text:list-item>
        <text:list-item>
          <text:p text:style-name="P8">Change directory to <text:span text:style-name="Code_20_in_20_Text">CELTIX_HOME</text:span>.</text:p>
        </text:list-item>
        <text:list-item>
          <text:p text:style-name="P8">Enter <text:span text:style-name="UserInput">ant celtix.jar</text:span>.</text:p>
        </text:list-item>
      </text:list>
      <text:h text:style-name="S_5f_Section" text:outline-level="1">Testing the Installation</text:h>
      <text:p text:style-name="N_5f_Normal">To test the installation of Celtix, try running the Hello World demonstration, located in <text:span text:style-name="Code_20_in_20_Text">CELTIX_HOME/samples/hello_world</text:span>. To build and run the Hello World demonstration, perform the following steps:</text:p>
      <text:list text:style-name="Numbering_20_1" text:continue-numbering="true">
        <text:list-item text:start-value="1">
          <text:p text:style-name="P4">Open a command prompt window.</text:p>
        </text:list-item>
        <text:list-item>
          <text:p text:style-name="P4">Change directory to <text:span text:style-name="Code_20_in_20_Text">CELTIX_HOME/samples/hello_world</text:span>.</text:p>
        </text:list-item>
        <text:list-item>
          <text:p text:style-name="P5">Enter the command <text:span text:style-name="UserInput">ant build</text:span> to build the demonstration.</text:p>
        </text:list-item>
        <text:list-item>
          <text:p text:style-name="P5">Open a new command prompt window.</text:p>
        </text:list-item>
        <text:list-item>
          <text:p text:style-name="P5">Change directory to <text:span text:style-name="Code_20_in_20_Text">CELTIX_HOME/samples/hello_world</text:span>.</text:p>
        </text:list-item>
        <text:list-item>
          <text:p text:style-name="P5">Enter the command <text:span text:style-name="UserInput">ant server</text:span>.</text:p>
        </text:list-item>
        <text:list-item>
          <text:p text:style-name="P5">From the first command prompt window, enter the command <text:span text:style-name="UserInput">ant client</text:span>.</text:p>
        </text:list-item>
      </text:list>
      <text:h text:style-name="S_5f_Section" text:outline-level="1">Running the Unit and System Tests</text:h>
      <text:p text:style-name="N_5f_Normal">If you have installed the source distribution of Celtix, you can run the full suite of unit and system tests by performing the following steps:</text:p>
      <text:list text:style-name="Numbering_20_1" text:continue-numbering="true">
        <text:list-item text:start-value="1">
          <text:p text:style-name="P4">Add <text:span text:style-name="Code_20_in_20_Text">CELTIX_HOME/tools/junit/3.8.1/junit.jar</text:span> to your <text:span text:style-name="Code_20_in_20_Text">CLASSPATH</text:span>.</text:p>
        </text:list-item>
      </text:list>
      <text:list text:style-name="Note">
        <text:list-item>
          <text:p text:style-name="P9">Alternatively, you could add the <text:span text:style-name="Code_20_in_20_Text">junit.jar</text:span> file to the lib directory of your ant installation.</text:p>
        </text:list-item>
      </text:list>
      <text:list text:style-name="Numbering_20_1" text:continue-numbering="true">
        <text:list-item>
          <text:p text:style-name="P5">Change directory to <text:span text:style-name="Code_20_in_20_Text">CELTIX_HOME</text:span>.</text:p>
        </text:list-item>
        <text:list-item>
          <text:p text:style-name="P5">Enter the command, <text:span text:style-name="UserInput">ant test</text:span>.</text:p>
        </text:list-item>
      </text:list>
      <text:p text:style-name="N_5f_Normal">The <text:span text:style-name="Code_20_in_20_Text">build.xml</text:span> file in <text:span text:style-name="Code_20_in_20_Text">CELTIX_HOME</text:span> provides several targets for compiling and running tests. For a summary of the targets, enter <text:span text:style-name="UserInput">ant -projecthelp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Installation Prerequisites</text:chapter>:<text:chapter text:display="name" text:outline-level="2">Apache ant 1.6</text:chapter></text:p>
      </style:header>
      <style:footer>
        <text:p text:style-name="Footer_20_left"><text:page-number style:num-format="1" text:select-page="current">3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Running the Unit and System Tests</text:chapter>:<text:chapter text:display="name" text:outline-level="2">Running the Unit and System Tests</text:chapter></text:p>
      </style:header>
      <style:footer>
        <text:p text:style-name="Footer_20_right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2T13:31:20</meta:creation-date>
    <dc:creator>Eric Johnson</dc:creator>
    <dc:date>2005-12-12T16:54:19</dc:date>
    <dc:language>en-US</dc:language>
    <meta:editing-cycles>39</meta:editing-cycles>
    <meta:editing-duration>PT52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6" meta:word-count="631" meta:character-count="400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